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TLimit.setNumber( int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Limit.get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Limit.setNumber( String numb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TLimit.ASTLimit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